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075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028in"/>
    </style:style>
    <style:style style:name="co5" style:family="table-column">
      <style:table-column-properties fo:break-before="auto" style:column-width="1.7516in"/>
    </style:style>
    <style:style style:name="co6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wer consumptions in certain situation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in ms</text:p>
          </table:table-cell>
          <table:table-cell office:value-type="string" calcext:value-type="string">
            <text:p>Whole time took, ms</text:p>
          </table:table-cell>
          <table:table-cell/>
          <table:table-cell office:value-type="string" calcext:value-type="string">
            <text:p>settings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Full slee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table:formula="of:=[.J2]-[.D3]" office:value-type="float" office:value="3438000" calcext:value-type="float">
            <text:p>3438000</text:p>
          </table:table-cell>
          <table:table-cell/>
          <table:table-cell office:value-type="string" calcext:value-type="string">
            <text:p>Wakeups per hou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ole time 1h in ms</text:p>
          </table:table-cell>
          <table:table-cell table:style-name="ce3" office:value-type="float" office:value="3600000" calcext:value-type="float">
            <text:p>3600000</text:p>
          </table:table-cell>
        </table:table-row>
        <table:table-row table:style-name="ro1">
          <table:table-cell office:value-type="string" calcext:value-type="string">
            <text:p>hp core update</text:p>
          </table:table-cell>
          <table:table-cell office:value-type="float" office:value="32500" calcext:value-type="float">
            <text:p>32500</text:p>
          </table:table-cell>
          <table:table-cell office:value-type="float" office:value="2700" calcext:value-type="float">
            <text:p>2700</text:p>
          </table:table-cell>
          <table:table-cell table:formula="of:=[.C3]*[.G2]" office:value-type="float" office:value="162000" calcext:value-type="float">
            <text:p>162000</text:p>
          </table:table-cell>
          <table:table-cell/>
          <table:table-cell office:value-type="string" calcext:value-type="string">
            <text:p>Battery capacity In mAh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Final power consumption in uA:</text:p>
          </table:table-cell>
          <table:table-cell table:formula="of:=ROUND([.F13]/[.J2]; 3)" office:value-type="float" office:value="1586.65" calcext:value-type="float">
            <text:p>1586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life in h</text:p>
          </table:table-cell>
          <table:table-cell table:formula="of:=ROUND([.G3]/([.B8]/1000); 3)" office:value-type="float" office:value="126.052" calcext:value-type="float">
            <text:p>126.052</text:p>
          </table:table-cell>
          <table:table-cell table:number-columns-repeated="2"/>
          <table:table-cell office:value-type="string" calcext:value-type="string">
            <text:p>calcul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 life formatted</text:p>
          </table:table-cell>
          <table:table-cell table:style-name="ce1" table:formula="of:=INT([.B9] / (24 * 30)) &amp; &quot; months, &quot; &amp; INT(MOD([.B9]; 24 * 30) / 24) &amp; &quot; days &quot; &amp; ROUND(MOD([.B9]; 24); 1) &amp; &quot; h&quot;" office:value-type="string" office:string-value="0 months, 5 days 6.1 h" calcext:value-type="string">
            <text:p>0 months, 5 days 6.1 h</text:p>
          </table:table-cell>
          <table:table-cell table:number-columns-repeated="3"/>
          <table:table-cell office:value-type="string" calcext:value-type="string">
            <text:p>uA x time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]*[.B2]" office:value-type="float" office:value="446940000" calcext:value-type="float">
            <text:p>44694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3]*[.B3]" office:value-type="float" office:value="5265000000" calcext:value-type="float">
            <text:p>5265000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style-name="ce2" table:formula="of:=SUM([.F11:.F12])" office:value-type="float" office:value="5711940000" calcext:value-type="float">
            <text:p>571194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23:17:56.231032236</meta:creation-date>
    <meta:generator>LibreOffice/24.2.7.2$Linux_X86_64 LibreOffice_project/420$Build-2</meta:generator>
    <dc:date>2024-12-20T23:38:00.723548645</dc:date>
    <meta:editing-duration>PT8M29S</meta:editing-duration>
    <meta:editing-cycles>1</meta:editing-cycles>
    <meta:document-statistic meta:table-count="1" meta:cell-count="33" meta:object-count="0"/>
  </office:meta>
</office:document-meta>
</file>